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1CC000000C654A563D63A9A9828.png" manifest:media-type="image/png"/>
  <manifest:file-entry manifest:full-path="Pictures/2000002F00002963000011BCC8D0E6D487F273C7.svm" manifest:media-type="image/x-svm"/>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Configurations/writerkeybinding.xml" manifest:media-type=""/>
  <manifest:file-entry manifest:full-path="Configurations/writertoolbar.xml" manifest:media-type=""/>
  <manifest:file-entry manifest:full-path="manifest.rdf" manifest:media-type="application/rdf+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es macro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Lucidasans" svg:font-family="Lucidasans" style:font-family-generic="swiss"/>
    <style:font-face style:name="Courier 10 Pitch" svg:font-family="'Courier 10 Pitch'" style:font-adornments="Normal" style:font-pitch="fixed"/>
    <style:font-face style:name="Courier New2" svg:font-family="'Courier New'" style:font-family-generic="modern" style:font-pitch="fixed"/>
    <style:font-face style:name="Cumberland AMT" svg:font-family="'Cumberland AMT'"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Lohit Hindi" svg:font-family="'Lohit Hindi'" style:font-pitch="variable"/>
    <style:font-face style:name="Mincho" svg:font-family="Mincho, msmincho"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sans1" svg:font-family="Lucidasans" style:font-family-generic="swiss" style:font-pitch="variable"/>
    <style:font-face style:name="Technical" svg:font-family="Technical" style:font-adornments="Regular" style:font-family-generic="swiss" style:font-pitch="variable"/>
  </office:font-face-decls>
  <office:automatic-styles>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ab-stops>
          <style:tab-stop style:position="6.052cm"/>
        </style:tab-stops>
      </style:paragraph-properties>
    </style:style>
    <style:style style:name="P4" style:family="paragraph" style:parent-style-name="Standard">
      <style:paragraph-properties fo:margin-left="0cm" fo:margin-right="0cm" fo:text-indent="0cm" style:auto-text-indent="false"/>
      <style:text-properties fo:color="#0084d1"/>
    </style:style>
    <style:style style:name="P5" style:family="paragraph" style:parent-style-name="Footer">
      <style:paragraph-properties fo:text-align="start" style:justify-single-word="false" fo:padding="0cm" fo:border="none"/>
    </style:style>
    <style:style style:name="P6"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7"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8" style:family="paragraph" style:parent-style-name="Header">
      <style:paragraph-properties fo:padding="0cm" fo:border="none">
        <style:tab-stops>
          <style:tab-stop style:position="18cm" style:type="right"/>
        </style:tab-stops>
      </style:paragraph-properties>
    </style:style>
    <style:style style:name="P9" style:family="paragraph" style:parent-style-name="Header">
      <style:paragraph-properties fo:padding="0cm" fo:border="none">
        <style:tab-stops>
          <style:tab-stop style:position="26.501cm" style:type="right"/>
        </style:tab-stops>
      </style:paragraph-properties>
    </style:style>
    <style:style style:name="P10" style:family="paragraph" style:parent-style-name="Header">
      <style:paragraph-properties fo:text-align="end" style:justify-single-word="false" fo:padding="0cm" fo:border="none">
        <style:tab-stops>
          <style:tab-stop style:position="18cm" style:type="right"/>
        </style:tab-stops>
      </style:paragraph-properties>
    </style:style>
    <style:style style:name="P11" style:family="paragraph" style:parent-style-name="Footer">
      <style:paragraph-properties fo:padding="0cm" fo:border="none" style:shadow="none">
        <style:tab-stops>
          <style:tab-stop style:position="8.999cm" style:type="center"/>
          <style:tab-stop style:position="18cm" style:type="right"/>
        </style:tab-stops>
      </style:paragraph-properties>
    </style:style>
    <style:style style:name="P12" style:family="paragraph" style:parent-style-name="Table_20_Contents">
      <style:paragraph-properties fo:text-align="center" style:justify-single-word="false"/>
      <style:text-properties fo:font-size="16pt" style:font-size-asian="16pt" style:font-size-complex="16pt"/>
    </style:style>
    <style:style style:name="P13" style:family="paragraph" style:parent-style-name="Table_20_Contents">
      <style:paragraph-properties fo:text-align="center" style:justify-single-word="false"/>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text-align="center" style:justify-single-word="false"/>
      <style:text-properties fo:font-size="14pt" style:font-size-asian="14pt" style:font-size-complex="14pt"/>
    </style:style>
    <style:style style:name="P16" style:family="paragraph" style:parent-style-name="Standard">
      <style:text-properties fo:color="#0084d1"/>
    </style:style>
    <style:style style:name="P17" style:family="paragraph" style:parent-style-name="Standard">
      <style:text-properties fo:color="#0084d1" style:text-position="0% 100%"/>
    </style:style>
    <style:style style:name="P18" style:family="paragraph" style:parent-style-name="Header">
      <style:paragraph-properties fo:padding="0cm" fo:border-left="none" fo:border-right="none" fo:border-top="none" fo:border-bottom="0.06pt solid #000000" style:shadow="none"/>
      <style:text-properties fo:font-size="6pt" style:font-size-asian="5.25pt" style:font-size-complex="6pt"/>
    </style:style>
    <style:style style:name="P19" style:family="paragraph" style:parent-style-name="Footer">
      <style:paragraph-properties fo:padding="0cm" fo:border-left="none" fo:border-right="none" fo:border-top="0.06pt solid #000000" fo:border-bottom="none" style:shadow="none">
        <style:tab-stops>
          <style:tab-stop style:position="9.504cm" style:type="center"/>
          <style:tab-stop style:position="18cm" style:type="right"/>
        </style:tab-stops>
      </style:paragraph-properties>
    </style:style>
    <style:style style:name="P20" style:family="paragraph" style:parent-style-name="Header">
      <style:paragraph-properties>
        <style:tab-stops>
          <style:tab-stop style:position="26.501cm" style:type="right"/>
        </style:tab-stops>
      </style:paragraph-properties>
    </style:style>
    <style:style style:name="P21"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style:style>
    <style:style style:name="P22"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officeooo:paragraph-rsid="00028fcb"/>
    </style:style>
    <style:style style:name="P23"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24"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25"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style:style>
    <style:style style:name="P26" style:family="paragraph" style:parent-style-name="_31__20_Titre_20_1" style:master-page-name="_5f_LNA_20_Document_20_Portrait">
      <style:paragraph-properties style:page-number="auto"/>
    </style:style>
    <style:style style:name="P27" style:family="paragraph" style:parent-style-name="Contents_20_1">
      <style:paragraph-properties>
        <style:tab-stops>
          <style:tab-stop style:position="18cm" style:type="right" style:leader-style="dotted" style:leader-text="."/>
        </style:tab-stops>
      </style:paragraph-properties>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038168"/>
    </style:style>
    <style:style style:name="T4" style:family="text">
      <style:text-properties fo:font-size="10pt"/>
    </style:style>
    <style:style style:name="fr1"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2"><text:subject>Projet - Backlog</text:subject><text:keywords/></text:p>
      <text:p text:style-name="P21"><text:description/></text:p>
      <text:p text:style-name="Standard"/>
      <text:p text:style-name="P23"/>
      <text:p text:style-name="P24"><text:title>100-01 Questionnaire cahier des charges</text:title></text:p>
      <text:p text:style-name="P23"/>
      <text:p text:style-name="Standard"/>
      <text:p text:style-name="_35_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7">1 - Questionnaire général<text:tab/>2</text:p>
          <text:p text:style-name="P27">2 - Questions complémentaires<text:tab/>2</text:p>
        </text:index-body>
      </text:table-of-content>
      <text:p text:style-name="_35__20_Texte"/>
      <text:p text:style-name="_35__20_Texte"/>
      <text:p text:style-name="_35__20_Texte"/>
      <text:h text:style-name="P26" text:outline-level="1">Questionnaire général</text:h>
      <text:p text:style-name="Standard"/>
      <text:p text:style-name="Standard">Q1 - Connaissance de l'entreprise cliente (fiche d'identité, secteur d'activité, concurrence, etc.)</text:p>
      <text:p text:style-name="Standard"/>
      <text:p text:style-name="Standard">Q2 - Quels sont les buts et l'environnement du système? </text:p>
      <text:p text:style-name="P16"/>
      <text:p text:style-name="Standard">Q3 - Qui va l'utiliser ? Comment ?</text:p>
      <text:p text:style-name="P16"/>
      <text:p text:style-name="Standard">Q4 - Décrivez succinctement le fonctionnement du système.</text:p>
      <text:p text:style-name="P3"/>
      <text:p text:style-name="Standard">Q5 - Quels sont les avantages apportés par le système?</text:p>
      <text:p text:style-name="Standard"/>
      <text:p text:style-name="Standard">Q6 - Existe-t'il des systèmes équivalents sur le marché ?</text:p>
      <text:p text:style-name="Standard"/>
      <text:p text:style-name="Standard">Q7 - Si oui, lesquels et justifiez le système à développer.</text:p>
      <text:p text:style-name="Standard"/>
      <text:p text:style-name="Standard">Q8 - Quels sont les rôles et les principales caractéristiques des différents composants matériels du système ?</text:p>
      <text:p text:style-name="P4"/>
      <text:p text:style-name="Standard">Q9 - Quelles sont les principales fonctionnalités du logiciel à développer ? Justifier chaque fonctionnalité.</text:p>
      <text:p text:style-name="Standard"/>
      <text:p text:style-name="Standard">Q10 - Évaluez le coût des différents éléments du système ? (source materiel.net, etc)</text:p>
      <text:p text:style-name="P4"/>
      <text:p text:style-name="Standard">Q11 - Décrivez les principales caractéristiques des réseaux utilisés dans le système.</text:p>
      <text:p text:style-name="Standard"/>
      <text:p text:style-name="Standard">Q12 - Dans quel ordre peut-on intégrer les fonctionnalités du logiciel </text:p>
      <text:p text:style-name="P16"/>
      <text:p text:style-name="Standard">Q13 - Qui va utiliser le logiciel ? Comment ?</text:p>
      <text:p text:style-name="Standard"/>
      <text:p text:style-name="Standard">Q14 - Trouvez un nom pour le logiciel à développer.</text:p>
      <text:p text:style-name="Standard"/>
      <text:p text:style-name="Standard">Q15 - Quelles difficultés techniques, ou points délicats, peut-on rencontrer dans le système à développer ?</text:p>
      <text:p text:style-name="P2"/>
      <text:p text:style-name="Standard">Q16 - Quelles sont les données de l'application à sauvegarder dans des fichiers ou BdD ? Précisez leur format ?</text:p>
      <text:p text:style-name="P2"/>
      <text:p text:style-name="Standard">Q17 - Tailles approximatives des données gérées ?</text:p>
      <text:p text:style-name="Standard"/>
      <text:p text:style-name="Standard">Q18 - Comment est gérée la sécurité au niveau du logiciel ?</text:p>
      <text:p text:style-name="P17"/>
      <text:h text:style-name="_31__20_Titre_20_1" text:outline-level="1">Questions complémentaires</text:h>
      <text:p text:style-name="_35__20_Texte"/>
      <text:p text:style-name="_35__20_Texte">A COMPLE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Lucidasans" svg:font-family="Lucidasans" style:font-family-generic="swiss"/>
    <style:font-face style:name="Courier 10 Pitch" svg:font-family="'Courier 10 Pitch'" style:font-adornments="Normal" style:font-pitch="fixed"/>
    <style:font-face style:name="Courier New2" svg:font-family="'Courier New'" style:font-family-generic="modern" style:font-pitch="fixed"/>
    <style:font-face style:name="Cumberland AMT" svg:font-family="'Cumberland AMT'"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Lohit Hindi" svg:font-family="'Lohit Hindi'" style:font-pitch="variable"/>
    <style:font-face style:name="Mincho" svg:font-family="Mincho, msmincho"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sans1" svg:font-family="Lucidasans"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212cm" loext:contextual-spacing="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master-page-name="">
      <loext:graphic-properties draw:fill="none" draw:fill-color="#99ccff"/>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class="index">
      <style:paragraph-properties style:text-autospace="none"/>
      <style:text-properties style:use-window-font-color="true" style:font-name="Lucidasans" fo:font-family="Lucidasans" style:font-family-generic="swiss" fo:font-size="12pt" style:font-name-asian="Lucidasans" style:font-family-asian="Lucidasans" style:font-family-generic-asian="swiss" style:font-size-asian="12pt" style:font-name-complex="Lucidasans" style:font-family-complex="Lucidasans" style:font-family-generic-complex="swiss"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loext:graphic-properties draw:fill="none" draw:fill-color="#99ccff"/>
      <style:paragraph-properties fo:margin-top="0.212cm" fo:margin-bottom="0cm" loext:contextual-spacing="false" style:page-number="auto" fo:background-color="transparent"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2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1" fo:font-family="Lucidasans" style:font-family-generic="swiss" style:font-pitch="variable" fo:font-size="32pt" fo:font-style="normal" fo:text-shadow="none" style:text-underline-style="none" fo:font-weight="normal" style:font-name-asian="Lucidasans1" style:font-family-asian="Lucidasans" style:font-family-generic-asian="swiss" style:font-pitch-asian="variable" style:font-size-asian="32pt" style:font-style-asian="normal" style:font-weight-asian="normal" style:font-name-complex="Lucidasans1" style:font-family-complex="Lucidasans" style:font-family-generic-complex="swiss" style:font-pitch-complex="variable"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1" fo:font-family="Lucidasans" style:font-family-generic="swiss" style:font-pitch="variable" fo:font-size="36pt" fo:font-style="normal" fo:text-shadow="none" style:text-underline-style="none" fo:font-weight="normal" style:font-name-asian="Lucidasans1" style:font-family-asian="Lucidasans" style:font-family-generic-asian="swiss" style:font-pitch-asian="variable" style:font-size-asian="36pt" style:font-style-asian="normal" style:font-weight-asian="normal" style:font-name-complex="Lucidasans1" style:font-family-complex="Lucidasans" style:font-family-generic-complex="swiss" style:font-pitch-complex="variable" style:font-size-complex="36pt" style:font-style-complex="normal" style:font-weight-complex="normal" style:text-emphasize="none"/>
    </style:style>
    <style:style style:name="Standard_7e_LT_7e_Untertitel" style:display-name="Standard~LT~Untertitel" style:family="paragraph">
      <style:paragraph-properties fo:margin-left="0cm" fo:margin-right="0cm" fo:margin-top="0.212cm" fo:margin-bottom="0cm" loext: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Standard_7e_LT_7e_Notizen" style:display-name="Standard~LT~Notizen"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Standard_7e_LT_7e_Hintergrundobjekte" style:display-name="Standard~LT~Hintergrundobjekte"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WW-Titre"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1" fo:font-family="Lucidasans" style:font-family-generic="swiss" style:font-pitch="variable" fo:font-size="36pt" fo:font-style="normal" fo:text-shadow="none" style:text-underline-style="none" fo:font-weight="normal" style:font-name-asian="Lucidasans1" style:font-family-asian="Lucidasans" style:font-family-generic-asian="swiss" style:font-pitch-asian="variable" style:font-size-asian="36pt" style:font-style-asian="normal" style:font-weight-asian="normal" style:font-name-complex="Lucidasans1" style:font-family-complex="Lucidasans" style:font-family-generic-complex="swiss" style:font-pitch-complex="variable" style:font-size-complex="36pt" style:font-style-complex="normal" style:font-weight-complex="normal" style:text-emphasize="none"/>
    </style:style>
    <style:style style:name="Objets_20_d_27_arrière-plan" style:display-name="Objets d'arrière-plan"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1" fo:font-family="Lucidasans" style:font-family-generic="swiss" style:font-pitch="variable" fo:font-size="32pt" fo:font-style="normal" fo:text-shadow="none" style:text-underline-style="none" fo:font-weight="normal" style:font-name-asian="Lucidasans1" style:font-family-asian="Lucidasans" style:font-family-generic-asian="swiss" style:font-pitch-asian="variable" style:font-size-asian="32pt" style:font-style-asian="normal" style:font-weight-asian="normal" style:font-name-complex="Lucidasans1" style:font-family-complex="Lucidasans" style:font-family-generic-complex="swiss" style:font-pitch-complex="variable" style:font-size-complex="32pt" style:font-style-complex="normal" style:font-weight-complex="normal" style:text-emphasize="none"/>
    </style:style>
    <style:style style:name="Plan_20_2" style:display-name="Plan 2" style:family="paragraph" style:parent-style-name="Plan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Titre1_7e_LT_7e_Gliederung_20_1" style:display-name="Titre1~LT~Gliederung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1" fo:font-family="Lucidasans" style:font-family-generic="swiss" style:font-pitch="variable" fo:font-size="32pt" fo:font-style="normal" fo:text-shadow="none" style:text-underline-style="none" fo:font-weight="normal" style:font-name-asian="Lucidasans1" style:font-family-asian="Lucidasans" style:font-family-generic-asian="swiss" style:font-pitch-asian="variable" style:font-size-asian="32pt" style:font-style-asian="normal" style:font-weight-asian="normal" style:font-name-complex="Lucidasans1" style:font-family-complex="Lucidasans" style:font-family-generic-complex="swiss" style:font-pitch-complex="variable" style:font-size-complex="32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re1_7e_LT_7e_Gliederung_20_3" style:display-name="Titre1~LT~Gliederung 3" style:family="paragraph" style:parent-style-name="Titre1_7e_LT_7e_Gliederung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re1_7e_LT_7e_Gliederung_20_4" style:display-name="Titre1~LT~Gliederung 4" style:family="paragraph" style:parent-style-name="Titre1_7e_LT_7e_Gliederung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re1_7e_LT_7e_Gliederung_20_5" style:display-name="Titre1~LT~Gliederung 5" style:family="paragraph" style:parent-style-name="Titre1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1" fo:font-family="Lucidasans" style:font-family-generic="swiss" style:font-pitch="variable" fo:font-size="36pt" fo:font-style="normal" fo:text-shadow="none" style:text-underline-style="none" fo:font-weight="normal" style:font-name-asian="Lucidasans1" style:font-family-asian="Lucidasans" style:font-family-generic-asian="swiss" style:font-pitch-asian="variable" style:font-size-asian="36pt" style:font-style-asian="normal" style:font-weight-asian="normal" style:font-name-complex="Lucidasans1" style:font-family-complex="Lucidasans" style:font-family-generic-complex="swiss" style:font-pitch-complex="variable" style:font-size-complex="36pt" style:font-style-complex="normal" style:font-weight-complex="normal" style:text-emphasize="none"/>
    </style:style>
    <style:style style:name="Titre1_7e_LT_7e_Untertitel" style:display-name="Titre1~LT~Untertitel" style:family="paragraph">
      <style:paragraph-properties fo:margin-left="0cm" fo:margin-right="0cm" fo:margin-top="0.212cm" fo:margin-bottom="0cm" loext: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Titre1_7e_LT_7e_Notizen" style:display-name="Titre1~LT~Notizen"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Titre1_7e_LT_7e_Hintergrundobjekte" style:display-name="Titre1~LT~Hintergrundobjekte" style:family="paragraph">
      <style:paragraph-properties style:text-autospace="none"/>
    </style:style>
    <style:style style:name="Titre1_7e_LT_7e_Hintergrund" style:display-name="Titre1~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1" fo:font-family="Lucidasans" style:font-family-generic="swiss" style:font-pitch="variable" fo:font-size="36pt" fo:font-style="normal" fo:text-shadow="none" style:text-underline-style="none" fo:font-weight="normal" style:font-name-asian="Lucidasans1" style:font-family-asian="Lucidasans" style:font-family-generic-asian="swiss" style:font-pitch-asian="variable" style:font-size-asian="36pt" style:font-style-asian="normal" style:font-weight-asian="normal" style:font-name-complex="Lucidasans1" style:font-family-complex="Lucidasans" style:font-family-generic-complex="swiss" style:font-pitch-complex="variable" style:font-size-complex="36pt" style:font-style-complex="normal" style:font-weight-complex="normal" style:text-emphasize="none"/>
    </style:style>
    <style:style style:name="lyt-stone_7e_LT_7e_Gliederung_20_1" style:display-name="lyt-stone~LT~Gliederung 1" style:family="paragraph">
      <style:paragraph-properties fo:margin-left="1.199cm" fo:margin-right="0cm" fo:margin-top="0cm" fo:margin-bottom="0.499cm" loext:contextual-spacing="false" fo:text-align="start"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Gliederung_20_2" style:display-name="lyt-stone~LT~Gliederung 2" style:family="paragraph" style:parent-style-name="lyt-stone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lyt-stone_7e_LT_7e_Gliederung_20_3" style:display-name="lyt-stone~LT~Gliederung 3" style:family="paragraph" style:parent-style-name="lyt-stone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lyt-stone_7e_LT_7e_Gliederung_20_4" style:display-name="lyt-stone~LT~Gliederung 4" style:family="paragraph" style:parent-style-name="lyt-stone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lyt-stone_7e_LT_7e_Gliederung_20_5" style:display-name="lyt-stone~LT~Gliederung 5" style:family="paragraph" style:parent-style-name="lyt-stone_7e_LT_7e_Gliederung_20_4">
      <style:paragraph-properties fo:margin-left="6.001cm" fo:margin-right="0cm" fo:margin-top="0cm" fo:margin-bottom="0.101cm" loext:contextual-spacing="false" fo:text-indent="-0.6cm" style:auto-text-indent="false">
        <style:tab-stops/>
      </style:paragraph-properties>
    </style:style>
    <style:style style:name="lyt-stone_7e_LT_7e_Gliederung_20_6" style:display-name="lyt-stone~LT~Gliederung 6" style:family="paragraph" style:parent-style-name="lyt-stone_7e_LT_7e_Gliederung_20_5">
      <style:paragraph-properties fo:margin-left="7.2cm" fo:margin-right="0cm" fo:text-indent="-0.6cm" style:auto-text-indent="false">
        <style:tab-stops/>
      </style:paragraph-properties>
    </style:style>
    <style:style style:name="lyt-stone_7e_LT_7e_Gliederung_20_7" style:display-name="lyt-stone~LT~Gliederung 7" style:family="paragraph" style:parent-style-name="lyt-stone_7e_LT_7e_Gliederung_20_6">
      <style:paragraph-properties fo:margin-left="8.4cm" fo:margin-right="0cm" fo:text-indent="-0.6cm" style:auto-text-indent="false">
        <style:tab-stops/>
      </style:paragraph-properties>
    </style:style>
    <style:style style:name="lyt-stone_7e_LT_7e_Gliederung_20_8" style:display-name="lyt-stone~LT~Gliederung 8" style:family="paragraph" style:parent-style-name="lyt-stone_7e_LT_7e_Gliederung_20_7">
      <style:paragraph-properties fo:margin-left="9.601cm" fo:margin-right="0cm" fo:text-indent="-0.6cm" style:auto-text-indent="false">
        <style:tab-stops/>
      </style:paragraph-properties>
    </style:style>
    <style:style style:name="lyt-stone_7e_LT_7e_Gliederung_20_9" style:display-name="lyt-stone~LT~Gliederung 9" style:family="paragraph" style:parent-style-name="lyt-stone_7e_LT_7e_Gliederung_20_8">
      <style:paragraph-properties fo:margin-left="10.8cm" fo:margin-right="0cm" fo:text-indent="-0.6cm" style:auto-text-indent="false">
        <style:tab-stops/>
      </style:paragraph-properties>
    </style:style>
    <style:style style:name="lyt-stone_7e_LT_7e_Titel" style:display-name="lyt-stone~LT~Titel"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lyt-stone_7e_LT_7e_Untertitel" style:display-name="lyt-stone~LT~Untertitel" style:family="paragraph">
      <style:paragraph-properties fo:margin-left="0.6cm" fo:margin-right="0cm" fo:text-align="center"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Notizen" style:display-name="lyt-stone~LT~Notizen" style:family="paragraph">
      <style:paragraph-properties style:text-autospace="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lyt-stone_7e_LT_7e_Hintergrundobjekte" style:display-name="lyt-stone~LT~Hintergrundobjekte"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lyt-stone_7e_LT_7e_Hintergrund" style:display-name="lyt-stone~LT~Hintergrund" style:family="paragraph">
      <style:paragraph-properties style:text-autospace="none"/>
    </style:style>
    <style:style style:name="WW-Titre12"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Body_20_Text" style:display-name="Body Text" style:family="paragraph">
      <style:paragraph-properties fo:margin-top="0cm" fo:margin-bottom="0.192cm" loext:contextual-spacing="false"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family="StarSymbol, 'Arial Unicode MS'" style:font-charset="x-symbol" fo:font-size="12pt" style:font-name-asian="StarSymbol" style:font-family-asian="StarSymbol, 'Arial Unicode MS'" style:font-charset-asian="x-symbol" style:font-size-asian="12pt" style:font-name-complex="StarSymbol" style:font-family-complex="StarSymbol, 'Arial Unicode MS'" style:font-charset-complex="x-symbol" style:font-size-complex="12pt"/>
    </style:style>
    <style:style style:name="WW-Titre123" style:family="paragraph">
      <style:paragraph-properties fo:text-align="center" style:justify-single-word="false" style:text-autospace="none"/>
      <style:text-properties style:use-window-font-color="true" style:text-outline="false" style:text-line-through-style="none" style:text-line-through-type="none" style:font-name="Lucidasans1" fo:font-family="Lucidasans" style:font-family-generic="swiss" style:font-pitch="variable" fo:font-size="44pt" fo:font-style="normal" fo:text-shadow="none" style:text-underline-style="none" fo:font-weight="normal" style:font-name-asian="Lucidasans1" style:font-family-asian="Lucidasans" style:font-family-generic-asian="swiss" style:font-pitch-asian="variable" style:font-size-asian="44pt" style:font-style-asian="normal" style:font-weight-asian="normal" style:font-name-complex="Lucidasans1" style:font-family-complex="Lucidasans" style:font-family-generic-complex="swiss" style:font-pitch-complex="variable" style:font-size-complex="44pt" style:font-style-complex="normal" style:font-weight-complex="normal" style:text-emphasize="none"/>
    </style:style>
    <style:style style:name="Code" style:family="paragraph" style:parent-style-name="_35__20_Texte" style:master-page-name="">
      <loext:graphic-properties draw:fill="solid" draw:fill-color="#ffffff" draw:opacity="100%"/>
      <style:paragraph-properties fo:margin-top="0cm" fo:margin-bottom="0cm" loext:contextual-spacing="false" fo:text-align="start" style:justify-single-word="false" style:page-number="auto" fo:background-color="#ffffff" fo:padding="0.049cm" fo:border="0.51pt solid #000000" style:shadow="#808080 0.15cm 0.15cm">
        <style:tab-stops/>
      </style:paragraph-properties>
      <style:text-properties style:font-name="Courier 10 Pitch" fo:font-family="'Courier 10 Pitch'" style:font-style-name="Normal" style:font-pitch="fixed"/>
    </style:style>
    <style:style style:name="WW-Titre1234"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Heading_20__28_user_29_" style:display-name="Heading (user)" style:family="paragraph">
      <style:paragraph-properties fo:margin-top="0.746cm" fo:margin-bottom="0.374cm" loext:contextual-spacing="false" style:text-autospace="none"/>
      <style:text-properties style:use-window-font-color="true" style:font-name="Mincho" fo:font-family="Mincho, msmincho" style:font-pitch="variable" fo:font-size="14pt" style:font-name-asian="Mincho" style:font-family-asian="Mincho, msmincho" style:font-pitch-asian="variable" style:font-size-asian="14pt" style:font-name-complex="Mincho" style:font-family-complex="Mincho, msmincho" style:font-pitch-complex="variable" style:font-size-complex="14pt"/>
    </style:style>
    <style:style style:name="caption" style:family="paragraph">
      <style:paragraph-properties fo:margin-top="0.374cm" fo:margin-bottom="0.374cm" loext:contextual-spacing="false" style:text-autospace="none"/>
      <style:text-properties style:use-window-font-color="true" style:font-name="Lucidasans" fo:font-family="Lucidasans" style:font-family-generic="swiss" fo:font-size="12pt" fo:font-style="italic" style:font-name-asian="Lucidasans" style:font-family-asian="Lucidasans" style:font-family-generic-asian="swiss" style:font-size-asian="12pt" style:font-style-asian="italic" style:font-name-complex="Lucidasans" style:font-family-complex="Lucidasans" style:font-family-generic-complex="swiss" style:font-size-complex="12pt" style:font-style-complex="italic"/>
    </style:style>
    <style:style style:name="WW-Titre12345"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WW-Titre123456"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Objet_20_avec_20_flèche" style:display-name="Objet avec flèche" style:family="paragraph" style:parent-style-name="Standard"/>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1234567"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8cm" table:align="margins"/>
    </style:style>
    <style:style style:name="Tableau1.A" style:family="table-column">
      <style:table-column-properties style:column-width="5.241cm" style:rel-column-width="19081*"/>
    </style:style>
    <style:style style:name="Tableau1.B" style:family="table-column">
      <style:table-column-properties style:column-width="12.76cm" style:rel-column-width="46454*"/>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Table_20_Contents">
      <style:paragraph-properties fo:text-align="center" style:justify-single-word="false"/>
      <style:text-properties fo:font-size="16pt" style:font-size-asian="16pt" style:font-size-complex="16pt"/>
    </style:style>
    <style:style style:name="MP4" style:family="paragraph" style:parent-style-name="Table_20_Contents">
      <style:paragraph-properties fo:text-align="center" style:justify-single-word="false"/>
    </style:style>
    <style:style style:name="MP5" style:family="paragraph" style:parent-style-name="Standard">
      <style:text-properties fo:font-size="12pt" style:font-size-asian="12pt" style:font-size-complex="12pt"/>
    </style:style>
    <style:style style:name="MP6" style:family="paragraph" style:parent-style-name="Standard">
      <style:paragraph-properties fo:text-align="center" style:justify-single-word="false"/>
      <style:text-properties fo:font-size="14pt" style:font-size-asian="14pt" style:font-size-complex="14pt"/>
    </style:style>
    <style:style style:name="MP7" style:family="paragraph" style:parent-style-name="Header">
      <style:paragraph-properties fo:padding="0cm" fo:border-left="none" fo:border-right="none" fo:border-top="none" fo:border-bottom="0.06pt solid #000000" style:shadow="none"/>
      <style:text-properties fo:font-size="6pt" style:font-size-asian="5.25pt" style:font-size-complex="6pt"/>
    </style:style>
    <style:style style:name="MP8" style:family="paragraph" style:parent-style-name="Footer">
      <style:paragraph-properties fo:padding="0cm" fo:border-left="none" fo:border-right="none" fo:border-top="0.06pt solid #000000" fo:border-bottom="none" style:shadow="none">
        <style:tab-stops>
          <style:tab-stop style:position="9.504cm" style:type="center"/>
          <style:tab-stop style:position="18cm" style:type="right"/>
        </style:tab-stops>
      </style:paragraph-properties>
    </style:style>
    <style:style style:name="MP9" style:family="paragraph" style:parent-style-name="Header">
      <style:paragraph-properties fo:padding="0cm" fo:border="none">
        <style:tab-stops>
          <style:tab-stop style:position="18cm" style:type="right"/>
        </style:tab-stops>
      </style:paragraph-properties>
    </style:style>
    <style:style style:name="MP10" style:family="paragraph" style:parent-style-name="Footer">
      <style:paragraph-properties fo:padding="0cm" fo:border="none" style:shadow="none">
        <style:tab-stops>
          <style:tab-stop style:position="8.999cm" style:type="center"/>
          <style:tab-stop style:position="18cm" style:type="right"/>
        </style:tab-stops>
      </style:paragraph-properties>
    </style:style>
    <style:style style:name="MP11" style:family="paragraph" style:parent-style-name="Header">
      <style:paragraph-properties fo:padding="0cm" fo:border="none">
        <style:tab-stops>
          <style:tab-stop style:position="26.501cm" style:type="right"/>
        </style:tab-stops>
      </style:paragraph-properties>
    </style:style>
    <style:style style:name="MP12" style:family="paragraph" style:parent-style-name="Header">
      <style:paragraph-properties>
        <style:tab-stops>
          <style:tab-stop style:position="26.501cm" style:type="right"/>
        </style:tab-stops>
      </style:paragraph-properties>
    </style:style>
    <style:style style:name="MP13"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P14" style:family="paragraph" style:parent-style-name="Header">
      <style:paragraph-properties fo:text-align="end" style:justify-single-word="false" fo:padding="0cm" fo:border="none">
        <style:tab-stops>
          <style:tab-stop style:position="18cm" style:type="right"/>
        </style:tab-stops>
      </style:paragraph-properties>
    </style:style>
    <style:style style:name="MP15"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038168"/>
    </style:style>
    <style:style style:name="MT4" style:family="text">
      <style:text-properties fo:font-size="10pt"/>
    </style:style>
    <style:style style:name="Mfr1"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8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shadow="none" fo:background-color="transparent" style:dynamic-spacing="false" draw:fill="none" draw:fill-color="#99ccff"/>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cm">
          <style:column style:rel-width="32767*" fo:start-indent="0cm" fo:end-indent="0cm"/>
          <style:column style:rel-width="32768*" fo:start-indent="0cm" fo:end-indent="0cm"/>
        </style:columns>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100.01-Questionnaire-cdc.odt</text:file-name><text:tab/>- <text:print-date style:data-style-name="N30">12/10/2007</text:print-date><text:s/>-<text:tab/>Page <text:page-number text:select-page="current">0</text:page-number><text:s/>/ <text:page-count style:num-format="1">2</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able:table table:name="Tableau1" table:style-name="Tableau1">
          <table:table-column table:style-name="Tableau1.A"/>
          <table:table-column table:style-name="Tableau1.B"/>
          <table:table-row>
            <table:table-cell>
              <table:table table:is-sub-table="true">
                <table:table-column table:style-name="Tableau1.A"/>
                <table:table-row>
                  <table:table-cell office:value-type="string">
                    <text:p text:style-name="MP3">STS <text:span text:style-name="MT3">SN</text:span>IR</text:p>
                  </table:table-cell>
                </table:table-row>
                <table:table-row>
                  <table:table-cell office:value-type="string">
                    <text:p text:style-name="MP4"><draw:frame draw:style-name="Mfr1" draw:name="Logo Appert" text:anchor-type="as-char" svg:y="-0.259cm" svg:width="3cm" svg:height="1.259cm" draw:z-index="0"><draw:image xlink:href="Pictures/2000002F00002963000011BCC8D0E6D487F273C7.svm" xlink:type="simple" xlink:show="embed" xlink:actuate="onLoad" loext:mime-type="image/x-vclgraphic"/><draw:image xlink:href="Pictures/10000200000001CC000000C654A563D63A9A9828.png" xlink:type="simple" xlink:show="embed" xlink:actuate="onLoad"/></draw:frame></text:p>
                  </table:table-cell>
                </table:table-row>
              </table:table>
            </table:table-cell>
            <table:table-cell office:value-type="string">
              <text:p text:style-name="MP5"/>
              <text:p text:style-name="MP6">Module 5.1 - « Réaliser un projet informatique »</text:p>
            </table:table-cell>
          </table:table-row>
        </table:table>
        <text:p text:style-name="MP7"/>
      </style:header>
      <style:header-left>
        <text:p text:style-name="Header_20_left"/>
      </style:header-left>
      <style:footer>
        <text:p text:style-name="MP8"><text:span text:style-name="MT4"><text:file-name text:display="name-and-extension">100.01-Questionnaire-cdc.odt</text:file-name></text:span><text:span text:style-name="MT4"><text:tab/>- </text:span><text:span text:style-name="MT4"><text:date style:data-style-name="N10039" text:date-value="2018-12-19T15:19:22.627638853">19 déc. 18</text:date></text:span><text:span text:style-name="MT4"><text:s/>-<text:tab/>Page </text:span><text:span text:style-name="MT4"><text:page-number text:select-page="current">1</text:page-number></text:span><text:span text:style-name="MT4"><text:s/>/ </text:span><text:span text:style-name="MT4"><text:page-count style:num-format="1">2</text:page-count></text:span></text:p>
      </style:footer>
    </style:master-page>
    <style:master-page style:name="_5f_LNA_20_Document_20_Portrait" style:display-name="_LNA Document Portrait" style:page-layout-name="Mpm5">
      <style:header>
        <text:p text:style-name="MP9">STS <text:span text:style-name="MT3">SNIR</text:span><text:tab/><text:title>100-01 Questionnaire cahier des charges</text:title> </text:p>
      </style:header>
      <style:footer>
        <text:p text:style-name="MP10"><text:span text:style-name="MT4"><text:file-name text:display="name-and-extension">100.01-Questionnaire-cdc.odt</text:file-name></text:span><text:span text:style-name="MT4"><text:tab/>- </text:span><text:span text:style-name="MT4"><text:date style:data-style-name="N10039" text:date-value="2018-12-19T15:19:22.629201659">19 déc. 18</text:date></text:span><text:span text:style-name="MT4"><text:s/>-<text:tab/>Page </text:span><text:span text:style-name="MT4"><text:page-number text:select-page="current">2</text:page-number></text:span><text:span text:style-name="MT4"><text:s/>/ </text:span><text:span text:style-name="MT4"><text:page-count style:num-format="1">2</text:page-count></text:span></text:p>
      </style:footer>
    </style:master-page>
    <style:master-page style:name="_5f_LNA_20_Document_20_Paysage" style:display-name="_LNA Document Paysage" style:page-layout-name="Mpm6">
      <style:header>
        <text:p text:style-name="MP11">Lycée Nicolas APPERT<text:tab/><text:title>100-01 Questionnaire cahier des charges</text:title> </text:p>
        <text:p text:style-name="MP12">STS IRIS1ère Année<text:keywords/><text:tab/><text:keywords/></text:p>
      </style:header>
      <style:footer>
        <text:p text:style-name="MP13"><text:span text:style-name="MT4"><text:file-name text:display="name-and-extension">100.01-Questionnaire-cdc.odt</text:file-name></text:span><text:span text:style-name="MT4"><text:tab/>- </text:span><text:span text:style-name="MT4"><text:date style:data-style-name="N10039" text:date-value="2018-12-19T15:19:22.633642391">19 déc. 18</text:date></text:span><text:span text:style-name="MT4"><text:s/>-<text:tab/>Page </text:span><text:span text:style-name="MT4"><text:page-number text:select-page="current">0</text:page-number></text:span><text:span text:style-name="MT4"><text:s/>/ </text:span><text:span text:style-name="MT4"><text:page-count style:num-format="1">2</text:page-count></text:span></text:p>
      </style:footer>
    </style:master-page>
    <style:master-page style:name="_5f_Document_20_Paysage" style:display-name="_Document Paysage" style:page-layout-name="Mpm7">
      <style:header>
        <text:p text:style-name="MP14">Lycée Nicolas APPERT<text:tab/>Annexe 1 : Contenu des préparations aux certifications CISCO </text:p>
      </style:header>
      <style:footer>
        <text:p text:style-name="MP13"/>
      </style:footer>
    </style:master-page>
    <style:master-page style:name="_5f_Document_20_Portrait" style:display-name="_Document Portrait" style:page-layout-name="Mpm5">
      <style:header>
        <text:p text:style-name="MP9"><text:keywords/></text:p>
      </style:header>
      <style:footer>
        <text:p text:style-name="MP15"/>
      </style:footer>
    </style:master-page>
    <style:master-page style:name="_5f_LNA_20_Document_20_Index" style:display-name="_LNA Document Index" style:page-layout-name="Mpm5">
      <style:header>
        <text:p text:style-name="MP9">Lycée Nicolas APPERT<text:tab/><text:title>100-01 Questionnaire cahier des charges</text:title> </text:p>
        <text:p text:style-name="MP9">STS IRIS1ère Année<text:keywords/><text:tab/><text:keywords/></text:p>
      </style:header>
      <style:footer>
        <text:p text:style-name="MP15"><text:span text:style-name="MT4"><text:file-name text:display="name-and-extension">100.01-Questionnaire-cdc.odt</text:file-name></text:span><text:span text:style-name="MT4"><text:tab/>- </text:span><text:span text:style-name="MT4"><text:date style:data-style-name="N10039" text:date-value="2018-12-19T15:19:22.641382240">19 déc. 18</text:date></text:span><text:span text:style-name="MT4"><text:s/>-<text:tab/>Page </text:span><text:span text:style-name="MT4"><text:page-number text:select-page="current">0</text:page-number></text:span><text:span text:style-name="MT4"><text:s/>/ </text:span><text:span text:style-name="MT4"><text:page-count style:num-forma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MacOSX_X86_64 LibreOffice_project/0c292870b25a325b5ed35f6b45599d2ea4458e77</meta:generator>
    <dc:title>100-01 Questionnaire cahier des charges</dc:title>
    <dc:subject>Projet - Backlog</dc:subject>
    <meta:creation-date>2003-08-28T14:09:53</meta:creation-date>
    <dc:date>2018-12-19T15:19:22.073377341</dc:date>
    <meta:printed-by>Philippe Le Gal</meta:printed-by>
    <meta:print-date>2007-10-12T09:33:16</meta:print-date>
    <meta:editing-cycles>230</meta:editing-cycles>
    <meta:editing-duration>P3DT21H28M27S</meta:editing-duration>
    <dc:creator>Philippe MERCIER</dc:creator>
    <meta:document-statistic meta:table-count="1" meta:image-count="1" meta:object-count="0" meta:page-count="2" meta:paragraph-count="44" meta:word-count="350" meta:character-count="2139" meta:non-whitespace-character-count="1821"/>
    <meta:user-defined meta:name="Info 1"/>
    <meta:user-defined meta:name="Info 2"/>
    <meta:user-defined meta:name="Info 3"/>
    <meta:user-defined meta:name="Info 4"/>
    <meta:template xlink:type="simple" xlink:actuate="onRequest" xlink:title="Document Lycée Nicolas Appert" xlink:href="../../../../../staroffice6.0/user/template/LNA.stw" meta:date="2003-08-28T14:09:53"/>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